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1c9" officeooo:paragraph-rsid="001be1c9"/>
    </style:style>
    <style:style style:name="P2" style:family="paragraph" style:parent-style-name="Standard">
      <style:text-properties officeooo:rsid="001c1ec6" officeooo:paragraph-rsid="001c1ec6"/>
    </style:style>
    <style:style style:name="P3" style:family="paragraph" style:parent-style-name="Standard">
      <style:text-properties officeooo:rsid="001e0327" officeooo:paragraph-rsid="001e0327"/>
    </style:style>
    <style:style style:name="P4" style:family="paragraph" style:parent-style-name="Standard">
      <style:text-properties officeooo:rsid="001fbdb3" officeooo:paragraph-rsid="001fbdb3"/>
    </style:style>
    <style:style style:name="P5" style:family="paragraph" style:parent-style-name="Standard">
      <style:text-properties officeooo:rsid="0020e3b4" officeooo:paragraph-rsid="0020e3b4"/>
    </style:style>
    <style:style style:name="P6" style:family="paragraph" style:parent-style-name="Standard">
      <style:text-properties officeooo:rsid="002461f8" officeooo:paragraph-rsid="002461f8"/>
    </style:style>
    <style:style style:name="T1" style:family="text">
      <style:text-properties officeooo:rsid="001c1e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bdb3"/>
    </style:style>
    <style:style style:name="T4" style:family="text">
      <style:text-properties officeooo:rsid="0022db8c"/>
    </style:style>
    <style:style style:name="T5" style:family="text">
      <style:text-properties officeooo:rsid="00246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/text:span></text:p>
      <text:p text:style-name="P2"><text:span text:style-name="T2">Title</text:span>: Contact class extending Observable class</text:p>
      <text:p text:style-name="P2"/>
      <text:p text:style-name="P2"><text:span text:style-name="T2">Where</text:span>: It’s in the Contact class</text:p>
      <text:p text:style-name="P2"/>
      <text:p text:style-name="P2"><text:span text:style-name="T2">Code Smell Name</text:span>: <text:span text:style-name="T2">Speculative Generality </text:span></text:p>
      <text:p text:style-name="P2"><text:span text:style-name="T2"/></text:p>
      <text:p text:style-name="P2"><text:span text:style-name="T2">Reason</text:span>: Observable class method is never used because ContactList class actively being used every where so <text:span text:style-name="T2">no</text:span> feature of Observable is any <text:span text:style-name="T2">use</text:span> in ContactClass so we cannot keep it in hope that it will be used in <text:span text:style-name="T2">future</text:span>.</text:p>
      <text:p text:style-name="P2"/>
      <text:p text:style-name="P5"><text:span text:style-name="T2">Solution:</text:span> Not to extend Observable class so no feature of it will be available here.</text:p>
      <text:p text:style-name="P2"/>
      <text:p text:style-name="P2">2)</text:p>
      <text:p text:style-name="P2"><text:span text:style-name="T2">Title:</text:span> <text:span text:style-name="T3">isExecuted is being called from very far</text:span></text:p>
      <text:p text:style-name="P2"/>
      <text:p text:style-name="P3"><text:span text:style-name="T2">Where:</text:span> It’s in <text:span text:style-name="T3">AddContactActivity in saveContact method</text:span></text:p>
      <text:p text:style-name="P3"/>
      <text:p text:style-name="P3"><text:span text:style-name="T2">Code Smell Name: </text:span>“<text:span text:style-name="T3">Message Chains”</text:span></text:p>
      <text:p text:style-name="P3"/>
      <text:p text:style-name="P4"><text:span text:style-name="T2">Reason: </text:span>saveContact <text:span text:style-name="T4">method and wants to know if it’s executed or not. Which invokes ContactListController which </text:span><text:span text:style-name="T5">invokes AddContactCommand which invokes command class. This is a long chain returning and dependency with one another.</text:span></text:p>
      <text:p text:style-name="P4"/>
      <text:p text:style-name="P6"><text:span text:style-name="T2">Solution: </text:span>ContactContactCommand should handle isExecuted method and show flag if any problem no upper class should be concerned with 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9:54:33.366826279</meta:creation-date>
    <dc:date>2022-09-16T22:27:56.337102806</dc:date>
    <meta:editing-duration>PT32M10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2" meta:word-count="146" meta:character-count="927" meta:non-whitespace-character-count="792"/>
  </office:meta>
</office:document-meta>
</file>